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1298in" style:use-optimal-column-width="false"/>
    </style:style>
    <style:style style:name="TableColumn33" style:family="table-column">
      <style:table-column-properties style:column-width="4.0548in" style:use-optimal-column-width="false"/>
    </style:style>
    <style:style style:name="Table31" style:family="table">
      <style:table-properties style:width="6.1847in" fo:margin-left="0in" table:align="left"/>
    </style:style>
    <style:style style:name="TableRow34" style:family="table-row">
      <style:table-row-properties style:row-height="0.4819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7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298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333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0" style:family="table-row">
      <style:table-row-properties style:row-height="0.5298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4819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4819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34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29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979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4819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0" style:parent-style-name="Standard" style:family="paragraph">
      <style:text-properties style:font-name="Arial" style:font-name-complex="Arial" fo:language="es" fo:country="MX"/>
    </style:style>
    <style:style style:name="P111" style:parent-style-name="Standard" style:family="paragraph">
      <style:text-properties style:font-name="Arial" style:font-name-complex="Arial" fo:language="es" fo:country="MX"/>
    </style:style>
    <style:style style:name="P11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9" style:parent-style-name="Standard" style:family="paragraph">
      <style:text-properties style:font-name="Arial" style:font-name-complex="Arial" fo:language="es" fo:country="MX"/>
    </style:style>
    <style:style style:name="P120" style:parent-style-name="Standard" style:family="paragraph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RUZ CARLON JUAN ALFRED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ÓN<text:s/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TableContents"><text:s text:c="10"/></text:p>
            <text:p text:style-name="TableContents"><text:s text:c="11"/>1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CERVERA LÓPEZ LILIAN<text:s/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PRIMER SEMESTRE<text:s/>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25 DE AGOSTO DE 2017<text:s/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CALIFICACIÓN: __________</text:span></text:p>
      <text:soft-page-break/>
      <text:p text:style-name="P110">¿Para qué nos podría servir GitHub en la clase de Fundamentos de programación?</text:p>
      <text:p text:style-name="P111"/>
      <text:p text:style-name="P112">Durante<text:s/><text:s/>el curso<text:s/>de Fundamentos de Programación, realizaremos diversos trabajos y prácticas que tendremos que respaldar y GitHub al ser una plataforma de almacenamiento en la nube resulta ser una herramienta muy versátil para guardar nuestros documentos y sobre todo tener un control de cambios.<text:s/></text:p>
      <text:p text:style-name="P113"/>
      <text:p text:style-name="P114">Nos permitirá tener acceso a nuestros documentos en el laboratorio o cualquier otro lugar sin tener que cargar<text:s/>una<text:s/>USB. Al igual que facilitará el trabajo en equipo donde todos <text:s/>los integrantes podremos colaborar al mismo tiempo en un trabajo desde diferentes máquinas.<text:s/></text:p>
      <text:p text:style-name="P115"/>
      <text:p text:style-name="P116">Al profesor le permitirá tener un mayor control sobre las tareas y nuestro progreso en las prácticas porque<text:s/>al ser colaboradores le dará acceso a nuestros documentos. De igual manera podrá compartir archivos con nosotros.<text:s/></text:p>
      <text:p text:style-name="P117"/>
      <text:p text:style-name="P118"/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ili</dc:creator>
    <meta:creation-date>2017-08-20T03:57:00Z</meta:creation-date>
    <dc:date>2017-08-20T03:57:00Z</dc:date>
    <meta:template xlink:href="Normal" xlink:type="simple"/>
    <meta:editing-cycles>2</meta:editing-cycles>
    <meta:editing-duration>PT60S</meta:editing-duration>
    <meta:document-statistic meta:page-count="2" meta:paragraph-count="2" meta:word-count="204" meta:character-count="1330" meta:row-count="9" meta:non-whitespace-character-count="1128"/>
  </office:meta>
</office:document-meta>
</file>